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/>
    </style:style>
    <style:style style:name="P4" style:family="paragraph" style:parent-style-name="Text_20_body" style:list-style-name="L1">
      <style:paragraph-properties fo:margin-left="0.397cm" fo:margin-right="0cm" fo:margin-top="0cm" fo:margin-bottom="0.28cm" style:line-height-at-least="0.344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left="0.397cm" fo:margin-right="0cm" fo:margin-top="0cm" fo:margin-bottom="0.28cm" style:line-height-at-least="0.344cm" fo:widows="1" fo:text-indent="0cm" style:auto-text-indent="false"/>
      <style:text-properties fo:font-variant="normal" fo:text-transform="none" fo:color="#222222" fo:letter-spacing="normal"/>
    </style:style>
    <style:style style:name="P6" style:family="paragraph" style:parent-style-name="Text_20_body">
      <style:paragraph-properties fo:margin-left="0cm" fo:margin-right="0cm" fo:widows="1" fo:text-indent="0cm" style:auto-text-indent="false"/>
      <style:text-properties fo:font-weight="normal"/>
    </style:style>
    <style:style style:name="T1" style:family="text">
      <style:text-properties style:font-name="arial" fo:font-size="9pt" fo:font-style="normal" fo:font-weight="normal"/>
    </style:style>
    <style:style style:name="T2" style:family="text">
      <style:text-properties fo:font-variant="normal" fo:text-transform="none" fo:color="#222222" style:font-name="arial" fo:font-size="9pt" fo:letter-spacing="normal" fo:font-style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ource Power Supply</text:p>
      <text:p text:style-name="P2"/>
      <text:p text:style-name="P2">User Requirement Specification</text:p>
      <text:p text:style-name="P2"/>
      <text:p text:style-name="P2"/>
      <text:p text:style-name="P3"><text:span text:style-name="T2"/></text:p>
      <text:p text:style-name="P6"><text:span text:style-name="T2">User can power OSPS from a DC barrel jack supply or USB</text:span></text:p>
      <text:p text:style-name="P6"><text:span text:style-name="T2">User can control output voltage and current limit through dials fitted to front of OSPS</text:span></text:p>
      <text:p text:style-name="P6"><text:span text:style-name="T2">User can interface to OSPS through computer GUI appl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6T23:07:29.09</meta:creation-date>
    <dc:date>2016-06-16T23:13:29.01</dc:date>
    <meta:editing-duration>PT4M2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43" meta:character-count="255"/>
  </office:meta>
</office:document-meta>
</file>